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Mono" svg:font-family="'Fira Mono', 'Andale Mono', Consolas, monospace"/>
    <style:font-face style:name="Lohit Devanagari1" svg:font-family="'Lohit Devanagari'"/>
    <style:font-face style:name="dm" svg:font-family="dm, monospac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1100" officeooo:paragraph-rsid="001c1100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6pt" fo:font-weight="bold" officeooo:rsid="001c1100" officeooo:paragraph-rsid="001c1100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rsid="001c1100" officeooo:paragraph-rsid="001c1100" style:font-weight-asian="bold" style:font-weight-complex="bold"/>
    </style:style>
    <style:style style:name="P4" style:family="paragraph" style:parent-style-name="Standard">
      <style:text-properties officeooo:rsid="001d5678" officeooo:paragraph-rsid="001d5678"/>
    </style:style>
    <style:style style:name="P5" style:family="paragraph" style:parent-style-name="Standard">
      <style:text-properties fo:font-style="italic" officeooo:rsid="001d5678" officeooo:paragraph-rsid="001d5678" style:font-style-asian="italic" style:font-style-complex="italic"/>
    </style:style>
    <style:style style:name="T1" style:family="text">
      <style:text-properties officeooo:rsid="001d5678"/>
    </style:style>
    <style:style style:name="T2" style:family="text">
      <style:text-properties fo:font-variant="normal" fo:text-transform="none" style:font-name="Fira Mono" fo:font-size="8.39999961853027pt" fo:letter-spacing="normal" fo:font-style="normal" fo:font-weight="normal"/>
    </style:style>
    <style:style style:name="T3" style:family="text">
      <style:text-properties fo:font-variant="normal" fo:text-transform="none" style:font-name="Fira Mono" fo:font-size="8.39999961853027pt" fo:letter-spacing="normal" fo:font-weight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ACT ROUTER</text:p>
      <text:p text:style-name="Standard"/>
      <text:p text:style-name="P1">Crear la app.</text:p>
      <text:p text:style-name="P3">Instalando paquetes</text:p>
      <text:p text:style-name="P4">Para el router: <text:a xlink:type="simple" xlink:href="https://v5.reactrouter.com/web/guides/quick-start" text:style-name="Internet_20_link" text:visited-style-name="Visited_20_Internet_20_Link">https://v5.reactrouter.com/web/guides/quick-start</text:a></text:p>
      <text:p text:style-name="P5"><text:span text:style-name="T1">$$&gt; </text:span><text:span text:style-name="T3">npm i react-router-dom</text:span></text:p>
      <text:p text:style-name="P4">Para los componentes con estilos: <text:a xlink:type="simple" xlink:href="https://styled-components.com/docs/basics#installation" text:style-name="Internet_20_link" text:visited-style-name="Visited_20_Internet_20_Link">https://styled-components.com/docs/basics#installation</text:a></text:p>
      <text:p text:style-name="P4">$$&gt; <text:span text:style-name="T4">npm install --save styled-components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Mono" svg:font-family="'Fira Mono', 'Andale Mono', Consolas, monospace"/>
    <style:font-face style:name="Lohit Devanagari1" svg:font-family="'Lohit Devanagari'"/>
    <style:font-face style:name="dm" svg:font-family="dm, monospac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85cm" fo:margin-bottom="0.415cm" fo:margin-left="0.385cm" fo:margin-right="0.31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1T08:51:08.410077431</meta:creation-date>
    <dc:date>2022-05-31T08:57:32.038902304</dc:date>
    <meta:editing-duration>PT6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7" meta:word-count="27" meta:character-count="263" meta:non-whitespace-character-count="244"/>
  </office:meta>
</office:document-meta>
</file>